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8000001FE75E6CD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="solid" draw:fill-color="#ef473c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gr2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 loext:decorative="false"/>
      <style:paragraph-properties style:writing-mode="lr-tb"/>
    </style:style>
    <style:style style:name="gr3" style:family="graphic" style:parent-style-name="standard">
      <style:graphic-properties svg:stroke-width="0.159cm" svg:stroke-color="#000000" draw:marker-start-width="0.437cm" draw:marker-end-width="0.437cm" draw:fill="none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solid" draw:fill-color="#ef473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_20_1" style:repeat="stretch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3" draw:layer="layout" svg:width="4.199cm" svg:height="3.257cm" svg:x="1.694cm" svg:y="2.187cm" svg:viewBox="0 0 4200 3258" svg:d="M3803 0c41 76 80 155 115 237 92 212 163 438 210 672s72 476 72 720c0 245-25 487-72 721s-118 460-210 672c-35 81-74 160-115 236h-3407c-41-76-79-155-115-236-92-212-162-438-209-672-48-234-72-476-72-721 0-244 24-486 72-720 47-234 117-460 209-672 36-82 75-161 116-237z">
          <text:p text:style-name="P2"><text:s text:c="2"/></text:p>
        </draw:path>
        <draw:custom-shape draw:style-name="gr3" draw:text-style-name="P4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38000001FE75E6C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3:27:49.654000000</dc:date>
    <meta:editing-duration>PT13M32S</meta:editing-duration>
    <meta:editing-cycles>3</meta:editing-cycles>
    <meta:generator>LibreOffice/24.2.2.2$Windows_X86_64 LibreOffice_project/d56cc158d8a96260b836f100ef4b4ef25d6f1a01</meta:generator>
    <meta:print-date>2024-04-27T13:25:34.677000000</meta:print-date>
    <meta:printed-by>PDF files</meta:printed-by>
    <meta:document-statistic meta:object-count="3"/>
  </office:meta>
</office:document-meta>
</file>